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Reflections for 030716</text:p>
      <text:p text:style-name="Standard"/>
      <text:p text:style-name="Standard">Today we covered inheritance and we covered loops</text:p>
      <text:p text:style-name="Standard"/>
      <text:p text:style-name="Standard">while loops goes until condition is untrue</text:p>
      <text:p text:style-name="Standard">for loops goes for a set number of times</text:p>
      <text:p text:style-name="Standard"/>
      <text:p text:style-name="Standard">for each loops goes through a list of things</text:p>
      <text:p text:style-name="Standard"/>
      <text:p text:style-name="Standard">super refers to the parent class</text:p>
      <text:p text:style-name="Standard"/>
      <text:p text:style-name="Standard">extends inherits the class </text:p>
      <text:p text:style-name="Standard"/>
      <text:p text:style-name="Standard">constructors</text:p>
      <text:p text:style-name="Standard"/>
      <text:p text:style-name="Standard">I made a GUI for my adventure program with buttons indicating direction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07T18:09:05.56</meta:creation-date>
    <meta:document-statistic meta:table-count="0" meta:image-count="0" meta:object-count="0" meta:page-count="1" meta:paragraph-count="9" meta:word-count="59" meta:character-count="341"/>
    <dc:date>2016-03-07T18:12:39.14</dc:date>
    <meta:editing-duration>PT3M34S</meta:editing-duration>
    <meta:editing-cycles>1</meta:editing-cycles>
    <meta:generator>OpenOffice/4.1.2$Win32 OpenOffice.org_project/412m3$Build-9782</meta:generator>
  </office:meta>
</office:document-meta>
</file>